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5362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889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5" style:family="table-cell" style:parent-style-name="transparent_5f_crypto">
      <style:table-cell-properties fo:background-color="transparent"/>
    </style:style>
    <style:style style:name="ce107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09" style:family="table-cell" style:parent-style-name="Default">
      <style:table-cell-properties fo:background-color="#ffffff"/>
    </style:style>
    <style:style style:name="ce1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transparent_5f_crypto">
      <style:table-cell-properties fo:background-color="#ffffff"/>
      <style:text-properties style:font-name="Liberation Sans"/>
    </style:style>
    <style:style style:name="ce11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transparent_5f_crypto">
      <style:table-cell-properties fo:background-color="transparent"/>
      <style:text-properties style:font-name="Liberation Sans"/>
    </style:style>
    <style:style style:name="ce12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4" style:family="table-cell" style:parent-style-name="Default">
      <style:table-cell-properties fo:background-color="transparent"/>
      <style:text-properties style:font-name="Liberation Sans"/>
    </style:style>
    <style:style style:name="ce125" style:family="table-cell" style:parent-style-name="Default">
      <style:text-properties style:font-name="Liberation Sans"/>
    </style:style>
    <style:style style:name="ce126" style:family="table-cell" style:parent-style-name="transparent_5f_default">
      <style:table-cell-properties fo:background-color="#ffffff"/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from_5f_lot_5f_alt_5f_default">
      <style:table-cell-properties fo:background-color="#ffffff"/>
      <style:text-properties style:font-name="Liberation Sans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8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9" style:family="table-cell" style:parent-style-name="from_5f_lot_5f_default">
      <style:table-cell-properties fo:background-color="transparent"/>
      <style:text-properties style:font-name="Liberation Sans"/>
    </style:style>
    <style:style style:name="ce140" style:family="table-cell" style:parent-style-name="from_5f_lot_5f_alt_5f_default">
      <style:table-cell-properties fo:background-color="transparent"/>
      <style:text-properties style:font-name="Liberation Sans"/>
    </style:style>
    <style:style style:name="ce141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2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43" style:family="table-cell" style:parent-style-name="taxable_5f_event_5f_default">
      <style:table-cell-properties fo:background-color="transparent"/>
      <style:text-properties style:font-name="Liberation Sans"/>
    </style:style>
    <style:style style:name="ce144" style:family="table-cell" style:parent-style-name="taxable_5f_event_5f_alt_5f_default">
      <style:table-cell-properties fo:background-color="transparent"/>
      <style:text-properties style:font-name="Liberation Sans"/>
    </style:style>
    <style:style style:name="ce14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2" style:family="table-cell" style:parent-style-name="highlighted_5f_usd">
      <style:table-cell-properties fo:background-color="transparent"/>
      <style:text-properties style:font-name="Liberation Sans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5" style:family="table-cell" style:parent-style-name="highlighted_5f_usd">
      <style:table-cell-properties fo:background-color="transparent" fo:border="none"/>
      <style:text-properties style:font-name="Liberation Sans"/>
    </style:style>
    <style:style style:name="ce156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8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transparent" fo:border="none"/>
      <style:text-properties style:font-name="Liberation Sans"/>
    </style:style>
    <style:style style:name="ce164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6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2" style:family="table-cell" style:parent-style-name="transparent_5f_usd">
      <style:table-cell-properties fo:background-color="transparent"/>
      <style:text-properties style:font-name="Liberation Sans"/>
    </style:style>
    <style:style style:name="ce173" style:family="table-cell" style:parent-style-name="transparent_5f_usd">
      <style:table-cell-properties fo:background-color="transparent" fo:border="none"/>
      <style:text-properties style:font-name="Liberation Sans"/>
    </style:style>
    <style:style style:name="ce174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175" style:family="table-cell" style:parent-style-name="Default">
      <style:table-cell-properties fo:background-color="#ffffff" fo:border="none"/>
      <style:text-properties style:font-name="Liberation Sans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184" style:family="table-cell" style:parent-style-name="Default">
      <style:table-cell-properties fo:background-color="#ffffff"/>
      <style:text-properties style:font-name="Liberation Sans"/>
    </style:style>
    <style:style style:name="ce185" style:family="table-cell" style:parent-style-name="Default">
      <style:table-cell-properties fo:background-color="#b2b2b2" fo:border="none"/>
      <style:text-properties style:font-name="Liberation Sans"/>
    </style:style>
    <style:style style:name="ce18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18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90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2" style:family="table-cell" style:parent-style-name="from_5f_lot_5f_note_5f_default">
      <style:table-cell-properties fo:background-color="transparent"/>
      <style:text-properties style:font-name="Liberation Sans"/>
    </style:style>
    <style:style style:name="ce19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7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8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1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02" style:family="table-cell" style:parent-style-name="taxable_5f_event_5f_usd">
      <style:table-cell-properties fo:background-color="transparent"/>
      <style:text-properties style:font-name="Liberation Sans"/>
    </style:style>
    <style:style style:name="ce203" style:family="table-cell" style:parent-style-name="taxable_5f_event_5f_alt_5f_usd">
      <style:table-cell-properties fo:background-color="transparent"/>
      <style:text-properties style:font-name="Liberation Sans"/>
    </style:style>
    <style:style style:name="ce204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5" style:family="table-cell" style:parent-style-name="Default">
      <style:text-properties style:font-name="Liberation Sans" fo:font-weight="normal" style:font-weight-asian="normal" style:font-weight-complex="normal"/>
    </style:style>
    <style:style style:name="ce208" style:family="table-cell" style:parent-style-name="taxable_5f_event_5f_note_5f_default">
      <style:table-cell-properties fo:background-color="transparent"/>
      <style:text-properties style:font-name="Liberation Sans"/>
    </style:style>
    <style:style style:name="ce211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12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13" style:family="table-cell" style:parent-style-name="from_5f_lot_5f_percent">
      <style:table-cell-properties fo:background-color="transparent"/>
      <style:text-properties style:font-name="Liberation Sans"/>
    </style:style>
    <style:style style:name="ce289" style:family="table-cell" style:parent-style-name="from_5f_lot_5f_alt_5f_percent">
      <style:table-cell-properties fo:background-color="transparent"/>
      <style:text-properties style:font-name="Liberation Sans"/>
    </style:style>
    <style:style style:name="ce310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313" style:family="table-cell" style:parent-style-name="from_5f_lot_5f_usd">
      <style:table-cell-properties fo:background-color="transparent"/>
      <style:text-properties style:font-name="Liberation Sans"/>
    </style:style>
    <style:style style:name="ce314" style:family="table-cell" style:parent-style-name="from_5f_lot_5f_alt_5f_usd">
      <style:table-cell-properties fo:background-color="transparent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b2b2b2"/>
      <style:text-properties style:font-name="Liberation Sans"/>
    </style:style>
    <style:style style:name="ce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transparent_5f_crypto">
      <style:table-cell-properties fo:background-color="transparent"/>
    </style:style>
    <style:style style:name="ce108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4" style:family="table-cell" style:parent-style-name="Default">
      <style:table-cell-properties fo:background-color="#ffffff"/>
    </style:style>
    <style:style style:name="ce11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transparent_5f_crypto">
      <style:table-cell-properties fo:background-color="#ffffff"/>
      <style:text-properties style:font-name="Liberation Sans"/>
    </style:style>
    <style:style style:name="ce20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transparent_5f_crypto">
      <style:table-cell-properties fo:background-color="transparent"/>
      <style:text-properties style:font-name="Liberation Sans"/>
    </style:style>
    <style:style style:name="ce217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18" style:family="table-cell" style:parent-style-name="Default">
      <style:table-cell-properties fo:background-color="transparent"/>
      <style:text-properties style:font-name="Liberation Sans"/>
    </style:style>
    <style:style style:name="ce219" style:family="table-cell" style:parent-style-name="Default">
      <style:text-properties style:font-name="Liberation Sans"/>
    </style:style>
    <style:style style:name="ce220" style:family="table-cell" style:parent-style-name="transparent_5f_default">
      <style:table-cell-properties fo:background-color="#ffffff"/>
      <style:text-properties style:font-name="Liberation Sans"/>
    </style:style>
    <style:style style:name="ce221" style:family="table-cell" style:parent-style-name="transparent_5f_default">
      <style:table-cell-properties fo:background-color="transparent"/>
      <style:text-properties style:font-name="Liberation Sans"/>
    </style:style>
    <style:style style:name="ce22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23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2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from_5f_lot_5f_alt_5f_default">
      <style:table-cell-properties fo:background-color="#ffffff"/>
      <style:text-properties style:font-name="Liberation Sans"/>
    </style:style>
    <style:style style:name="ce22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0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231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232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233" style:family="table-cell" style:parent-style-name="from_5f_lot_5f_default">
      <style:table-cell-properties fo:background-color="transparent"/>
      <style:text-properties style:font-name="Liberation Sans"/>
    </style:style>
    <style:style style:name="ce234" style:family="table-cell" style:parent-style-name="from_5f_lot_5f_alt_5f_default">
      <style:table-cell-properties fo:background-color="transparent"/>
      <style:text-properties style:font-name="Liberation Sans"/>
    </style:style>
    <style:style style:name="ce23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3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37" style:family="table-cell" style:parent-style-name="taxable_5f_event_5f_default">
      <style:table-cell-properties fo:background-color="transparent"/>
      <style:text-properties style:font-name="Liberation Sans"/>
    </style:style>
    <style:style style:name="ce238" style:family="table-cell" style:parent-style-name="taxable_5f_event_5f_alt_5f_default">
      <style:table-cell-properties fo:background-color="transparent"/>
      <style:text-properties style:font-name="Liberation Sans"/>
    </style:style>
    <style:style style:name="ce239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40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41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4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6" style:family="table-cell" style:parent-style-name="highlighted_5f_usd">
      <style:table-cell-properties fo:background-color="transparent"/>
      <style:text-properties style:font-name="Liberation Sans"/>
    </style:style>
    <style:style style:name="ce2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9" style:family="table-cell" style:parent-style-name="highlighted_5f_usd">
      <style:table-cell-properties fo:background-color="transparent" fo:border="none"/>
      <style:text-properties style:font-name="Liberation Sans"/>
    </style:style>
    <style:style style:name="ce250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251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52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5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5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5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57" style:family="table-cell" style:parent-style-name="Default">
      <style:table-cell-properties fo:background-color="transparent" fo:border="none"/>
      <style:text-properties style:font-name="Liberation Sans"/>
    </style:style>
    <style:style style:name="ce258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5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6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6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6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66" style:family="table-cell" style:parent-style-name="transparent_5f_usd">
      <style:table-cell-properties fo:background-color="transparent"/>
      <style:text-properties style:font-name="Liberation Sans"/>
    </style:style>
    <style:style style:name="ce267" style:family="table-cell" style:parent-style-name="transparent_5f_usd">
      <style:table-cell-properties fo:background-color="transparent" fo:border="none"/>
      <style:text-properties style:font-name="Liberation Sans"/>
    </style:style>
    <style:style style:name="ce268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269" style:family="table-cell" style:parent-style-name="Default">
      <style:table-cell-properties fo:background-color="#ffffff" fo:border="none"/>
      <style:text-properties style:font-name="Liberation Sans"/>
    </style:style>
    <style:style style:name="ce27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7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75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76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77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78" style:family="table-cell" style:parent-style-name="Default">
      <style:table-cell-properties fo:background-color="#ffffff"/>
      <style:text-properties style:font-name="Liberation Sans"/>
    </style:style>
    <style:style style:name="ce279" style:family="table-cell" style:parent-style-name="Default">
      <style:table-cell-properties fo:background-color="#b2b2b2" fo:border="none"/>
      <style:text-properties style:font-name="Liberation Sans"/>
    </style:style>
    <style:style style:name="ce280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8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28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84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285" style:family="table-cell" style:parent-style-name="from_5f_lot_5f_note_5f_default">
      <style:table-cell-properties fo:background-color="transparent"/>
      <style:text-properties style:font-name="Liberation Sans"/>
    </style:style>
    <style:style style:name="ce286" style:family="table-cell" style:parent-style-name="Default">
      <style:table-cell-properties fo:background-color="#b2b2b2"/>
      <style:text-properties style:font-name="Liberation Sans"/>
    </style:style>
    <style:style style:name="ce287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88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92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9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5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96" style:family="table-cell" style:parent-style-name="taxable_5f_event_5f_usd">
      <style:table-cell-properties fo:background-color="transparent"/>
      <style:text-properties style:font-name="Liberation Sans"/>
    </style:style>
    <style:style style:name="ce297" style:family="table-cell" style:parent-style-name="taxable_5f_event_5f_alt_5f_usd">
      <style:table-cell-properties fo:background-color="transparent"/>
      <style:text-properties style:font-name="Liberation Sans"/>
    </style:style>
    <style:style style:name="ce298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99" style:family="table-cell" style:parent-style-name="Default">
      <style:text-properties style:font-name="Liberation Sans" fo:font-weight="normal" style:font-weight-asian="normal" style:font-weight-complex="normal"/>
    </style:style>
    <style:style style:name="ce300" style:family="table-cell" style:parent-style-name="taxable_5f_event_5f_note_5f_default">
      <style:table-cell-properties fo:background-color="transparent"/>
      <style:text-properties style:font-name="Liberation Sans"/>
    </style:style>
    <style:style style:name="ce301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02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303" style:family="table-cell" style:parent-style-name="from_5f_lot_5f_percent">
      <style:table-cell-properties fo:background-color="transparent"/>
      <style:text-properties style:font-name="Liberation Sans"/>
    </style:style>
    <style:style style:name="ce304" style:family="table-cell" style:parent-style-name="from_5f_lot_5f_alt_5f_percent">
      <style:table-cell-properties fo:background-color="transparent"/>
      <style:text-properties style:font-name="Liberation Sans"/>
    </style:style>
    <style:style style:name="ce305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306" style:family="table-cell" style:parent-style-name="from_5f_lot_5f_usd">
      <style:table-cell-properties fo:background-color="transparent"/>
      <style:text-properties style:font-name="Liberation Sans"/>
    </style:style>
    <style:style style:name="ce307" style:family="table-cell" style:parent-style-name="from_5f_lot_5f_alt_5f_usd">
      <style:table-cell-properties fo:background-color="transparent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mock_8949" table:style-name="ta1">
        <table:table-column table:style-name="co19" table:default-cell-style-name="ce219"/>
        <table:table-column table:style-name="co20" table:default-cell-style-name="ce219"/>
        <table:table-column table:style-name="co21" table:default-cell-style-name="ce219"/>
        <table:table-column table:style-name="co22" table:default-cell-style-name="ce219"/>
        <table:table-column table:style-name="co12" table:default-cell-style-name="ce219"/>
        <table:table-column table:style-name="co23" table:default-cell-style-name="ce219"/>
        <table:table-column table:style-name="co24" table:default-cell-style-name="ce218"/>
        <table:table-column table:style-name="co25" table:default-cell-style-name="ce218"/>
        <table:table-column table:style-name="co26" table:default-cell-style-name="ce219"/>
        <table:table-column table:style-name="co27" table:default-cell-style-name="ce219"/>
        <table:table-column table:style-name="co28" table:default-cell-style-name="ce219"/>
        <table:table-column table:style-name="co28" table:default-cell-style-name="ce219"/>
        <table:table-column table:style-name="co29" table:default-cell-style-name="ce219"/>
        <table:table-column table:style-name="co30" table:default-cell-style-name="ce219"/>
        <table:table-column table:style-name="co31" table:default-cell-style-name="ce219"/>
        <table:table-column table:style-name="co9" table:default-cell-style-name="ce219"/>
        <table:table-column table:style-name="co32" table:default-cell-style-name="ce219"/>
        <table:table-column table:style-name="co33" table:default-cell-style-name="ce219"/>
        <table:table-column table:style-name="co34" table:default-cell-style-name="ce219"/>
        <table:table-column table:style-name="co9" table:default-cell-style-name="ce219"/>
        <table:table-column table:style-name="co35" table:default-cell-style-name="ce219"/>
        <table:table-column table:style-name="co9" table:default-cell-style-name="ce219"/>
        <table:table-row table:style-name="ro2">
          <table:table-cell table:style-name="ce115"/>
          <table:table-cell table:style-name="ce116"/>
          <table:table-cell table:style-name="ce224"/>
          <table:table-cell table:style-name="ce191"/>
          <table:table-cell table:style-name="ce242"/>
          <table:table-cell table:style-name="ce242"/>
          <table:table-cell table:style-name="ce242"/>
          <table:table-cell table:style-name="ce258"/>
          <table:table-cell table:style-name="ce258"/>
          <table:table-cell table:style-name="ce269"/>
          <table:table-cell table:style-name="ce27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6"/>
          <table:table-cell table:style-name="ce116"/>
          <table:table-cell table:style-name="ce224"/>
          <table:table-cell table:style-name="ce191"/>
          <table:table-cell table:style-name="ce242"/>
          <table:table-cell table:style-name="ce242"/>
          <table:table-cell table:style-name="ce242"/>
          <table:table-cell table:style-name="ce258"/>
          <table:table-cell table:style-name="ce258"/>
          <table:table-cell table:style-name="ce269"/>
          <table:table-cell table:style-name="ce278"/>
          <table:table-cell table:style-name="ce278"/>
          <table:table-cell table:style-name="ce278"/>
          <table:table-cell table:style-name="ce27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6"/>
          <table:table-cell table:style-name="ce116"/>
          <table:table-cell table:style-name="ce224"/>
          <table:table-cell table:style-name="ce191"/>
          <table:table-cell table:style-name="ce242"/>
          <table:table-cell table:style-name="ce242"/>
          <table:table-cell table:style-name="ce242"/>
          <table:table-cell table:style-name="ce258"/>
          <table:table-cell table:style-name="ce258"/>
          <table:table-cell table:style-name="ce269"/>
          <table:table-cell table:style-name="ce278"/>
          <table:table-cell table:style-name="ce278"/>
          <table:table-cell table:style-name="ce278"/>
          <table:table-cell table:style-name="ce27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6"/>
          <table:table-cell table:style-name="ce116"/>
          <table:table-cell table:style-name="ce225"/>
          <table:table-cell table:style-name="ce191"/>
          <table:table-cell table:style-name="ce243"/>
          <table:table-cell table:style-name="ce251"/>
          <table:table-cell table:style-name="ce242"/>
          <table:table-cell table:style-name="ce258"/>
          <table:table-cell table:style-name="ce262"/>
          <table:table-cell table:style-name="ce270" office:value-type="string" calcext:value-type="string" table:number-columns-spanned="5" table:number-rows-spanned="2">
            <text:p>Additional Transaction Information (not on form 8949)</text:p>
          </table:table-cell>
          <table:covered-table-cell table:style-name="ce279"/>
          <table:covered-table-cell table:style-name="ce286"/>
          <table:covered-table-cell table:style-name="ce286"/>
          <table:covered-table-cell table:style-name="ce2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91" office:value-type="string" calcext:value-type="string" table:number-columns-spanned="2" table:number-rows-spanned="1">
            <text:p>(a)</text:p>
          </table:table-cell>
          <table:covered-table-cell table:style-name="ce191"/>
          <table:table-cell table:style-name="ce225" office:value-type="string" calcext:value-type="string">
            <text:p>(b)</text:p>
          </table:table-cell>
          <table:table-cell table:style-name="ce191" office:value-type="string" calcext:value-type="string">
            <text:p>(c) </text:p>
          </table:table-cell>
          <table:table-cell table:style-name="ce225" office:value-type="string" calcext:value-type="string">
            <text:p>(d)</text:p>
          </table:table-cell>
          <table:table-cell table:style-name="ce252" office:value-type="string" calcext:value-type="string">
            <text:p>(e)</text:p>
          </table:table-cell>
          <table:table-cell table:style-name="ce256"/>
          <table:table-cell table:style-name="ce256"/>
          <table:table-cell table:style-name="ce263" office:value-type="string" calcext:value-type="string">
            <text:p>(h) </text:p>
          </table:table-cell>
          <table:covered-table-cell table:style-name="ce271"/>
          <table:covered-table-cell table:style-name="ce280"/>
          <table:covered-table-cell table:style-name="ce287"/>
          <table:covered-table-cell table:style-name="ce286"/>
          <table:covered-table-cell table:style-name="ce2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93" office:value-type="string" calcext:value-type="string" table:number-columns-spanned="2" table:number-rows-spanned="1">
            <text:p>Description of property</text:p>
          </table:table-cell>
          <table:covered-table-cell table:style-name="ce193"/>
          <table:table-cell table:style-name="ce226" office:value-type="string" calcext:value-type="string">
            <text:p>Date acquired</text:p>
          </table:table-cell>
          <table:table-cell table:style-name="ce193" office:value-type="string" calcext:value-type="string">
            <text:p>Date sold or disposed of</text:p>
          </table:table-cell>
          <table:table-cell table:style-name="ce244" office:value-type="string" calcext:value-type="string">
            <text:p>Proceeds (sales price)</text:p>
          </table:table-cell>
          <table:table-cell table:style-name="ce253" office:value-type="string" calcext:value-type="string">
            <text:p>Cost or other basis.</text:p>
          </table:table-cell>
          <table:table-cell table:style-name="ce243" office:value-type="string" calcext:value-type="string">
            <text:p>(f)</text:p>
          </table:table-cell>
          <table:table-cell table:style-name="ce259" office:value-type="string" calcext:value-type="string">
            <text:p>(g)</text:p>
          </table:table-cell>
          <table:table-cell table:style-name="ce264" office:value-type="string" calcext:value-type="string">
            <text:p>Gain or (loss) </text:p>
          </table:table-cell>
          <table:table-cell table:style-name="ce272" office:value-type="string" calcext:value-type="string">
            <text:p>Transaction</text:p>
          </table:table-cell>
          <table:table-cell table:style-name="ce281" office:value-type="string" calcext:value-type="string">
            <text:p>Acquired lot fraction</text:p>
          </table:table-cell>
          <table:table-cell table:style-name="ce288" office:value-type="string" calcext:value-type="string">
            <text:p>Sold lot fraction</text:p>
          </table:table-cell>
          <table:table-cell table:style-name="ce293" office:value-type="string" calcext:value-type="string">
            <text:p>Capital </text:p>
          </table:table-cell>
          <table:table-cell table:style-name="ce288" office:value-type="string" calcext:value-type="string">
            <text:p>Date sold or disposed of</text:p>
          </table:table-cell>
          <table:table-cell table:style-name="ce299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06" office:value-type="string" calcext:value-type="string" table:number-columns-spanned="2" table:number-rows-spanned="1">
            <text:p>(Example: 100 sh. XYZ Co.) </text:p>
          </table:table-cell>
          <table:covered-table-cell table:style-name="ce206"/>
          <table:table-cell table:style-name="ce227" office:value-type="string" calcext:value-type="string">
            <text:p>(Mo., day, yr.)</text:p>
          </table:table-cell>
          <table:table-cell table:style-name="ce206" office:value-type="string" calcext:value-type="string">
            <text:p>(Mo., day, yr.)</text:p>
          </table:table-cell>
          <table:table-cell table:style-name="ce245"/>
          <table:table-cell table:style-name="ce254"/>
          <table:table-cell table:style-name="ce245"/>
          <table:table-cell table:style-name="ce254"/>
          <table:table-cell table:style-name="ce265"/>
          <table:table-cell table:style-name="ce273" office:value-type="string" calcext:value-type="string">
            <text:p>Type</text:p>
          </table:table-cell>
          <table:table-cell table:style-name="ce282"/>
          <table:table-cell table:style-name="ce290"/>
          <table:table-cell table:style-name="ce294" office:value-type="string" calcext:value-type="string">
            <text:p>Gains Type</text:p>
          </table:table-cell>
          <table:table-cell table:style-name="ce290" office:value-type="string" calcext:value-type="string">
            <text:p>(full timestamp including time)</text:p>
          </table:table-cell>
          <table:table-cell table:style-name="ce299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usd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24000.0" office:value-type="float"/>
          <table:table-cell table:style-name="taxable_event_note_border_default" office:value-type="string">
            <text:p>IN / EARN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00"/>
          <table:table-cell table:style-name="ce218"/>
          <table:table-cell table:style-name="ce234"/>
          <table:table-cell table:style-name="ce234"/>
          <table:table-cell table:style-name="ce234"/>
          <table:table-cell table:style-name="ce218"/>
          <table:table-cell table:style-name="ce234"/>
          <table:table-cell table:style-name="ce218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EARN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00"/>
          <table:table-cell table:style-name="ce218"/>
          <table:table-cell table:style-name="ce234"/>
          <table:table-cell table:style-name="ce234"/>
          <table:table-cell table:style-name="ce234"/>
          <table:table-cell table:style-name="ce218"/>
          <table:table-cell table:style-name="ce234"/>
          <table:table-cell table:style-name="ce218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usd" office:value="2240.0" office:value-type="float"/>
          <table:table-cell table:style-name="from_lot_note_border_usd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2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2: 0.20000000 of 1.00000000 B2</text:p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00"/>
          <table:table-cell table:style-name="ce218"/>
          <table:table-cell table:style-name="ce234"/>
          <table:table-cell table:style-name="ce234"/>
          <table:table-cell table:style-name="ce234"/>
          <table:table-cell table:style-name="ce218"/>
          <table:table-cell table:style-name="ce234"/>
          <table:table-cell table:style-name="ce218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usd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4000.0" office:value-type="float"/>
          <table:table-cell table:style-name="taxable_event_note_default" office:value-type="string">
            <text:p>IN / EARN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00"/>
          <table:table-cell table:style-name="ce218"/>
          <table:table-cell table:style-name="ce234"/>
          <table:table-cell table:style-name="ce234"/>
          <table:table-cell table:style-name="ce234"/>
          <table:table-cell table:style-name="ce218"/>
          <table:table-cell table:style-name="ce234"/>
          <table:table-cell table:style-name="ce218"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usd" office:value="9760.0" office:value-type="float"/>
          <table:table-cell table:style-name="from_lot_note_usd" office:value="88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88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2: 0.80000000 of 1.00000000 B2</text:p>
          </table:table-cell>
          <table:table-cell table:style-name="taxable_event_note_default" office:value-type="string">
            <text:p>1/2: 0.80000000 of 1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300"/>
          <table:table-cell table:style-name="ce218"/>
          <table:table-cell table:style-name="ce234"/>
          <table:table-cell table:style-name="ce234"/>
          <table:table-cell table:style-name="ce234"/>
          <table:table-cell table:style-name="ce218"/>
          <table:table-cell table:style-name="ce234"/>
          <table:table-cell table:style-name="ce218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usd" office:value="2440.0" office:value-type="float"/>
          <table:table-cell table:style-name="from_lot_note_usd" office:value="2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4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: 0.20000000 of 2.00000000 B2</text:p>
          </table:table-cell>
          <table:table-cell table:style-name="taxable_event_note_default" office:value-type="string">
            <text:p>2/2: 0.20000000 of 1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00"/>
          <table:table-cell table:style-name="ce218"/>
          <table:table-cell table:style-name="ce234"/>
          <table:table-cell table:style-name="ce234"/>
          <table:table-cell table:style-name="ce234"/>
          <table:table-cell table:style-name="ce218"/>
          <table:table-cell table:style-name="ce234"/>
          <table:table-cell table:style-name="ce218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EARN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00"/>
          <table:table-cell table:style-name="ce218"/>
          <table:table-cell table:style-name="ce234"/>
          <table:table-cell table:style-name="ce234"/>
          <table:table-cell table:style-name="ce234"/>
          <table:table-cell table:style-name="ce218"/>
          <table:table-cell table:style-name="ce234"/>
          <table:table-cell table:style-name="ce218"/>
          <table:table-cell/>
        </table:table-row>
        <table:table-row table:style-name="ro2">
          <table:table-cell table:style-name="transparent_crypto" office:value="1.8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25560.0" office:value-type="float"/>
          <table:table-cell table:style-name="from_lot_note_usd" office:value="21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6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1.80000000 of 2.00000000 B2</text:p>
          </table:table-cell>
          <table:table-cell table:style-name="taxable_event_note_default" office:value-type="string">
            <text:p>1/3: 1.8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00"/>
          <table:table-cell table:style-name="ce218"/>
          <table:table-cell table:style-name="ce234"/>
          <table:table-cell table:style-name="ce234"/>
          <table:table-cell table:style-name="ce234"/>
          <table:table-cell table:style-name="ce218"/>
          <table:table-cell table:style-name="ce234"/>
          <table:table-cell table:style-name="ce218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42600.0" office:value-type="float"/>
          <table:table-cell table:style-name="from_lot_note_usd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2</text:p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00"/>
          <table:table-cell table:style-name="ce218"/>
          <table:table-cell table:style-name="ce233"/>
          <table:table-cell table:style-name="ce233"/>
          <table:table-cell table:style-name="ce233"/>
          <table:table-cell table:style-name="ce218"/>
          <table:table-cell table:style-name="ce233"/>
          <table:table-cell table:style-name="ce218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2840.0" office:value-type="float"/>
          <table:table-cell table:style-name="from_lot_note_usd" office:value="282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20.0" office:value-type="float"/>
          <table:table-cell table:style-name="taxable_event_note_default" office:value-type="string">
            <text:p>OUT / GIFT</text:p>
          </table:table-cell>
          <table:table-cell office:value-type="string" table:style-name="from_lot_note_default">
            <text:p>1/3: 0.20000000 of 4.00000000 B2</text:p>
          </table:table-cell>
          <table:table-cell office:value-type="string" table:style-name="taxable_event_note_default">
            <text:p>3/3: 0.20000000 of 5.00000000 B2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9-04-11 07:1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usd" office:value="54197.0" office:value-type="float"/>
          <table:table-cell table:style-name="from_lot_note_usd" office:value="53439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758.0" office:value-type="float"/>
          <table:table-cell table:style-name="taxable_event_note_default" office:value-type="string">
            <text:p>OUT / DONATE</text:p>
          </table:table-cell>
          <table:table-cell office:value-type="string" table:style-name="from_lot_note_default">
            <text:p>2/3: 3.79000000 of 4.00000000 B2</text:p>
          </table:table-cell>
          <table:table-cell office:value-type="string" table:style-name="taxable_event_note_default">
            <text:p>1/1: 3.79000000 of 3.79000000 B2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9-04-12 17:5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6/11/2021</text:p>
          </table:table-cell>
          <table:table-cell table:style-name="taxable_event_note_usd" office:value="202.0" office:value-type="float"/>
          <table:table-cell table:style-name="from_lot_note_usd" office:value="141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61.0" office:value-type="float"/>
          <table:table-cell table:style-name="taxable_event_note_default" office:value-type="string">
            <text:p>OUT / SELL</text:p>
          </table:table-cell>
          <table:table-cell office:value-type="string" table:style-name="from_lot_note_default">
            <text:p>3/3: 0.01000000 of 4.00000000 B2</text:p>
          </table:table-cell>
          <table:table-cell office:value-type="string" table:style-name="taxable_event_note_default">
            <text:p>1/2: 0.01000000 of 2.01000000 B2</text:p>
          </table:table-cell>
          <table:table-cell office:value-type="string" table:style-name="taxable_event_note_default">
            <text:p>LONG</text:p>
          </table:table-cell>
          <table:table-cell office:value-type="string" table:style-name="taxable_event_note_default">
            <text:p>2021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usd" office:value="40400.0" office:value-type="float"/>
          <table:table-cell table:style-name="from_lot_note_usd" office:value="302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10200.0" office:value-type="float"/>
          <table:table-cell table:style-name="taxable_event_note_default" office:value-type="string">
            <text:p>OUT / SELL</text:p>
          </table:table-cell>
          <table:table-cell office:value-type="string" table:style-name="from_lot_note_default">
            <text:p>1/1: 2.00000000 of 5.00000000 B2</text:p>
          </table:table-cell>
          <table:table-cell office:value-type="string" table:style-name="taxable_event_note_default">
            <text:p>2/2: 2.00000000 of 2.01000000 B2</text:p>
          </table:table-cell>
          <table:table-cell office:value-type="string" table:style-name="taxable_event_note_default">
            <text:p>LONG</text:p>
          </table:table-cell>
          <table:table-cell office:value-type="string" table:style-name="taxable_event_note_default">
            <text:p>2021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1/21/2016</text:p>
          </table:table-cell>
          <table:table-cell table:style-name="taxable_event_note_border_usd" office:value="114.0" office:value-type="float"/>
          <table:table-cell table:style-name="from_lot_note_border_usd" office:value="111.0" office:value-type="float"/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ransparent_border_usd" office:value="3.0" office:value-type="float"/>
          <table:table-cell table:style-name="taxable_event_note_border_default" office:value-type="string">
            <text:p>INTRA / MOVE</text:p>
          </table:table-cell>
          <table:table-cell table:style-name="from_lot_note_border_default" office:value-type="string">
            <text:p>1/3: 0.01000000 of 1.00000000 B3</text:p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21 18:33:14.342000+00:00</text:p>
          </table:table-cell>
          <table:table-cell table:style-name="ce218"/>
          <table:table-cell table:style-name="ce218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usd" office:value="240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24000.0" office:value-type="float"/>
          <table:table-cell table:style-name="taxable_event_note_default" office:value-type="string">
            <text:p>IN / EARN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218"/>
          <table:table-cell table:style-name="ce218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EARN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218"/>
          <table:table-cell table:style-name="ce218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5/21/2020</text:p>
          </table:table-cell>
          <table:table-cell table:style-name="taxable_event_note_usd" office:value="288.0" office:value-type="float"/>
          <table:table-cell table:style-name="from_lot_note_usd" office:value="222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66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3: 0.02000000 of 1.00000000 B3</text:p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5-21 12:58:10+00:00</text:p>
          </table:table-cell>
          <table:table-cell table:style-name="ce218"/>
          <table:table-cell table:style-name="ce218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7/21/2021</text:p>
          </table:table-cell>
          <table:table-cell table:style-name="taxable_event_note_usd" office:value="856.0" office:value-type="float"/>
          <table:table-cell table:style-name="from_lot_note_usd" office:value="444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412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3: 0.04000000 of 1.00000000 B3</text:p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218"/>
          <table:table-cell table:style-name="ce218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usd" office:value="2240.0" office:value-type="float"/>
          <table:table-cell table:style-name="from_lot_note_border_usd" office:value="2220.0" office:value-type="float"/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ransparent_border_usd" office:value="2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3: 0.20000000 of 1.00000000 B4</text:p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218"/>
          <table:table-cell table:style-name="ce218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1/21/2016</text:p>
          </table:table-cell>
          <table:table-cell table:style-name="taxable_event_note_usd" office:value="114.0" office:value-type="float"/>
          <table:table-cell table:style-name="from_lot_note_usd" office:value="111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3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3: 0.01000000 of 1.00000000 B4</text:p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6-01-21 18:33:14.342000+00:00</text:p>
          </table:table-cell>
          <table:table-cell table:style-name="ce218"/>
          <table:table-cell table:style-name="ce218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usd" office:value="240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24000.0" office:value-type="float"/>
          <table:table-cell table:style-name="taxable_event_note_default" office:value-type="string">
            <text:p>IN / EARN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218"/>
          <table:table-cell table:style-name="ce218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usd" office:value="9638.0" office:value-type="float"/>
          <table:table-cell table:style-name="from_lot_note_usd" office:value="8769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869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3: 0.79000000 of 1.00000000 B4</text:p>
          </table:table-cell>
          <table:table-cell table:style-name="taxable_event_note_default" office:value-type="string">
            <text:p>1/2: 0.79000000 of 1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218"/>
          <table:table-cell table:style-name="ce218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usd" office:value="2562.0" office:value-type="float"/>
          <table:table-cell table:style-name="from_lot_note_usd" office:value="252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42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: 0.21000000 of 2.00000000 B4</text:p>
          </table:table-cell>
          <table:table-cell table:style-name="taxable_event_note_default" office:value-type="string">
            <text:p>2/2: 0.21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218"/>
          <table:table-cell table:style-name="ce218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EARN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218"/>
          <table:table-cell table:style-name="ce218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25418.0" office:value-type="float"/>
          <table:table-cell table:style-name="from_lot_note_usd" office:value="2148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3938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1.79000000 of 2.00000000 B4</text:p>
          </table:table-cell>
          <table:table-cell table:style-name="taxable_event_note_default" office:value-type="string">
            <text:p>1/3: 1.79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218"/>
          <table:table-cell table:style-name="ce218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42600.0" office:value-type="float"/>
          <table:table-cell table:style-name="from_lot_note_usd" office:value="390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4</text:p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218"/>
          <table:table-cell table:style-name="ce218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2982.0" office:value-type="float"/>
          <table:table-cell table:style-name="from_lot_note_usd" office:value="2961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21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2: 0.21000000 of 4.00000000 B4</text:p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218"/>
          <table:table-cell table:style-name="ce218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usd" office:value="54197.0" office:value-type="float"/>
          <table:table-cell table:style-name="from_lot_note_usd" office:value="53439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: 3.79000000 of 4.00000000 B4</text:p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218"/>
          <table:table-cell table:style-name="ce218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usd" office:value="288.0" office:value-type="float"/>
          <table:table-cell table:style-name="from_lot_note_usd" office:value="302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-14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1/3: 0.02000000 of 5.00000000 B4</text:p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218"/>
          <table:table-cell table:style-name="ce218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usd" office:value="40602.0" office:value-type="float"/>
          <table:table-cell table:style-name="from_lot_note_usd" office:value="30351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10251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3: 2.01000000 of 5.00000000 B4</text:p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18"/>
          <table:table-cell table:style-name="ce218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usd" office:value="856.0" office:value-type="float"/>
          <table:table-cell table:style-name="from_lot_note_usd" office:value="604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usd" office:value="252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3: 0.04000000 of 5.00000000 B4</text:p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295"/>
          <table:table-cell table:style-name="ce295"/>
          <table:table-cell table:style-name="ce299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15"/>
          <table:table-cell table:style-name="ce215"/>
          <table:table-cell table:style-name="ce215"/>
          <table:table-cell table:style-name="ce215"/>
          <table:table-cell table:style-name="ce248"/>
          <table:table-cell table:style-name="ce248"/>
          <table:table-cell table:style-name="ce248"/>
          <table:table-cell table:style-name="ce248"/>
          <table:table-cell table:style-name="ce248"/>
          <table:table-cell table:style-name="ce248"/>
          <table:table-cell table:style-name="ce283"/>
          <table:table-cell table:style-name="ce248"/>
          <table:table-cell table:style-name="ce295"/>
          <table:table-cell table:style-name="ce295"/>
          <table:table-cell table:style-name="ce295"/>
          <table:table-cell table:style-name="ce295"/>
          <table:table-cell table:style-name="ce299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16"/>
          <table:table-cell table:style-name="ce221"/>
          <table:table-cell table:style-name="ce230"/>
          <table:table-cell table:style-name="ce237"/>
          <table:table-cell table:style-name="ce249"/>
          <table:table-cell table:style-name="ce246"/>
          <table:table-cell table:style-name="ce257"/>
          <table:table-cell table:style-name="ce257"/>
          <table:table-cell table:style-name="ce266"/>
          <table:table-cell table:style-name="ce275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16"/>
          <table:table-cell table:style-name="ce222"/>
          <table:table-cell table:style-name="ce230"/>
          <table:table-cell table:style-name="ce239"/>
          <table:table-cell table:style-name="ce249"/>
          <table:table-cell table:style-name="ce249"/>
          <table:table-cell table:style-name="ce257"/>
          <table:table-cell table:style-name="ce257"/>
          <table:table-cell table:style-name="ce267"/>
          <table:table-cell table:style-name="ce276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16"/>
          <table:table-cell table:style-name="ce221"/>
          <table:table-cell table:style-name="ce230"/>
          <table:table-cell table:style-name="ce237"/>
          <table:table-cell table:style-name="ce249"/>
          <table:table-cell table:style-name="ce246"/>
          <table:table-cell table:style-name="ce257"/>
          <table:table-cell table:style-name="ce257"/>
          <table:table-cell table:style-name="ce266"/>
          <table:table-cell table:style-name="ce275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/>
        </table:table-row>
        <table:table-row table:style-name="ro2">
          <table:table-cell table:style-name="ce216"/>
          <table:table-cell table:style-name="ce222"/>
          <table:table-cell table:style-name="ce231"/>
          <table:table-cell table:style-name="ce240"/>
          <table:table-cell table:style-name="ce249"/>
          <table:table-cell table:style-name="ce249"/>
          <table:table-cell table:style-name="ce257"/>
          <table:table-cell table:style-name="ce257"/>
          <table:table-cell table:style-name="ce267"/>
          <table:table-cell table:style-name="ce275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/>
        </table:table-row>
        <table:table-row table:style-name="ro2">
          <table:table-cell table:style-name="ce217"/>
          <table:table-cell table:style-name="ce223"/>
          <table:table-cell table:style-name="ce232"/>
          <table:table-cell table:style-name="ce241"/>
          <table:table-cell table:style-name="ce250"/>
          <table:table-cell table:style-name="ce250"/>
          <table:table-cell/>
          <table:table-cell/>
          <table:table-cell table:style-name="ce268"/>
          <table:table-cell table:style-name="ce277"/>
          <table:table-cell table:style-name="ce284"/>
          <table:table-cell table:style-name="ce291"/>
          <table:table-cell table:style-name="ce223"/>
          <table:table-cell table:style-name="ce298"/>
          <table:table-cell table:style-name="ce301"/>
          <table:table-cell table:style-name="ce218"/>
          <table:table-cell table:style-name="ce302"/>
          <table:table-cell table:style-name="ce305"/>
          <table:table-cell table:style-name="ce305"/>
          <table:table-cell table:style-name="ce218"/>
          <table:table-cell table:style-name="ce305"/>
          <table:table-cell table:style-name="ce218"/>
          <table:table-cell/>
        </table:table-row>
        <table:table-row table:style-name="ro2">
          <table:table-cell table:style-name="ce216"/>
          <table:table-cell table:style-name="ce221"/>
          <table:table-cell table:style-name="ce233"/>
          <table:table-cell table:style-name="ce238"/>
          <table:table-cell table:style-name="ce246"/>
          <table:table-cell table:style-name="ce246"/>
          <table:table-cell/>
          <table:table-cell/>
          <table:table-cell table:style-name="ce266"/>
          <table:table-cell table:style-name="ce276"/>
          <table:table-cell table:style-name="ce285"/>
          <table:table-cell table:style-name="ce292"/>
          <table:table-cell table:style-name="ce221"/>
          <table:table-cell table:style-name="ce297"/>
          <table:table-cell table:style-name="ce300"/>
          <table:table-cell table:style-name="ce218"/>
          <table:table-cell table:style-name="ce303"/>
          <table:table-cell table:style-name="ce306"/>
          <table:table-cell table:style-name="ce306"/>
          <table:table-cell table:style-name="ce218"/>
          <table:table-cell table:style-name="ce306"/>
          <table:table-cell table:style-name="ce218"/>
          <table:table-cell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8"/>
          <table:table-cell table:style-name="ce246"/>
          <table:table-cell table:style-name="ce246"/>
          <table:table-cell/>
          <table:table-cell/>
          <table:table-cell table:style-name="ce266"/>
          <table:table-cell table:style-name="ce276"/>
          <table:table-cell table:style-name="ce285"/>
          <table:table-cell table:style-name="ce292"/>
          <table:table-cell table:style-name="ce221"/>
          <table:table-cell table:style-name="ce297"/>
          <table:table-cell table:style-name="ce300"/>
          <table:table-cell table:style-name="ce218"/>
          <table:table-cell table:style-name="ce304"/>
          <table:table-cell table:style-name="ce307"/>
          <table:table-cell table:style-name="ce307"/>
          <table:table-cell table:style-name="ce218"/>
          <table:table-cell table:style-name="ce307"/>
          <table:table-cell table:style-name="ce218"/>
          <table:table-cell/>
        </table:table-row>
        <table:table-row table:style-name="ro2">
          <table:table-cell table:style-name="ce216"/>
          <table:table-cell table:style-name="ce221"/>
          <table:table-cell table:style-name="ce233"/>
          <table:table-cell table:style-name="ce238"/>
          <table:table-cell table:style-name="ce246"/>
          <table:table-cell table:style-name="ce246"/>
          <table:table-cell/>
          <table:table-cell/>
          <table:table-cell table:style-name="ce266"/>
          <table:table-cell table:style-name="ce276"/>
          <table:table-cell table:style-name="ce285"/>
          <table:table-cell table:style-name="ce292"/>
          <table:table-cell table:style-name="ce221"/>
          <table:table-cell table:style-name="ce297"/>
          <table:table-cell table:style-name="ce300"/>
          <table:table-cell table:style-name="ce218"/>
          <table:table-cell table:style-name="ce303"/>
          <table:table-cell table:style-name="ce306"/>
          <table:table-cell table:style-name="ce306"/>
          <table:table-cell table:style-name="ce218"/>
          <table:table-cell table:style-name="ce306"/>
          <table:table-cell table:style-name="ce218"/>
          <table:table-cell/>
        </table:table-row>
        <table:table-row table:style-name="ro2">
          <table:table-cell table:style-name="ce216"/>
          <table:table-cell table:style-name="ce221"/>
          <table:table-cell table:style-name="ce233"/>
          <table:table-cell table:style-name="ce237"/>
          <table:table-cell table:style-name="ce246"/>
          <table:table-cell table:style-name="ce246"/>
          <table:table-cell/>
          <table:table-cell/>
          <table:table-cell table:style-name="ce266"/>
          <table:table-cell table:style-name="ce275"/>
          <table:table-cell table:style-name="ce285"/>
          <table:table-cell table:style-name="ce292"/>
          <table:table-cell table:style-name="ce221"/>
          <table:table-cell table:style-name="ce296"/>
          <table:table-cell table:style-name="ce300"/>
          <table:table-cell table:style-name="ce218"/>
          <table:table-cell table:style-name="ce303"/>
          <table:table-cell table:style-name="ce306"/>
          <table:table-cell table:style-name="ce306"/>
          <table:table-cell table:style-name="ce218"/>
          <table:table-cell table:style-name="ce306"/>
          <table:table-cell table:style-name="ce218"/>
          <table:table-cell/>
        </table:table-row>
        <table:table-row table:style-name="ro2">
          <table:table-cell table:style-name="ce216"/>
          <table:table-cell table:style-name="ce221"/>
          <table:table-cell table:style-name="ce233"/>
          <table:table-cell table:style-name="ce238"/>
          <table:table-cell table:style-name="ce246"/>
          <table:table-cell table:style-name="ce246"/>
          <table:table-cell/>
          <table:table-cell/>
          <table:table-cell table:style-name="ce266"/>
          <table:table-cell table:style-name="ce276"/>
          <table:table-cell table:style-name="ce285"/>
          <table:table-cell table:style-name="ce292"/>
          <table:table-cell table:style-name="ce221"/>
          <table:table-cell table:style-name="ce297"/>
          <table:table-cell table:style-name="ce300"/>
          <table:table-cell table:style-name="ce218"/>
          <table:table-cell table:style-name="ce303"/>
          <table:table-cell table:style-name="ce306"/>
          <table:table-cell table:style-name="ce306"/>
          <table:table-cell table:style-name="ce218"/>
          <table:table-cell table:style-name="ce306"/>
          <table:table-cell table:style-name="ce218"/>
          <table:table-cell/>
        </table:table-row>
        <table:table-row table:style-name="ro2">
          <table:table-cell table:style-name="ce216"/>
          <table:table-cell table:style-name="ce221"/>
          <table:table-cell table:style-name="ce233"/>
          <table:table-cell table:style-name="ce237"/>
          <table:table-cell table:style-name="ce246"/>
          <table:table-cell table:style-name="ce246"/>
          <table:table-cell/>
          <table:table-cell/>
          <table:table-cell table:style-name="ce266"/>
          <table:table-cell table:style-name="ce275"/>
          <table:table-cell table:style-name="ce285"/>
          <table:table-cell table:style-name="ce292"/>
          <table:table-cell table:style-name="ce221"/>
          <table:table-cell table:style-name="ce296"/>
          <table:table-cell table:style-name="ce300"/>
          <table:table-cell table:style-name="ce218"/>
          <table:table-cell table:style-name="ce303"/>
          <table:table-cell table:style-name="ce306"/>
          <table:table-cell table:style-name="ce306"/>
          <table:table-cell table:style-name="ce218"/>
          <table:table-cell table:style-name="ce306"/>
          <table:table-cell table:style-name="ce218"/>
          <table:table-cell/>
        </table:table-row>
        <table:table-row table:style-name="ro2">
          <table:table-cell table:style-name="ce216"/>
          <table:table-cell table:style-name="ce221"/>
          <table:table-cell table:style-name="ce233"/>
          <table:table-cell table:style-name="ce238"/>
          <table:table-cell table:style-name="ce246"/>
          <table:table-cell table:style-name="ce246"/>
          <table:table-cell/>
          <table:table-cell/>
          <table:table-cell table:style-name="ce266"/>
          <table:table-cell table:style-name="ce276"/>
          <table:table-cell table:style-name="ce285"/>
          <table:table-cell table:style-name="ce292"/>
          <table:table-cell table:style-name="ce221"/>
          <table:table-cell table:style-name="ce297"/>
          <table:table-cell table:style-name="ce300"/>
          <table:table-cell table:style-name="ce218"/>
          <table:table-cell table:style-name="ce303"/>
          <table:table-cell table:style-name="ce306"/>
          <table:table-cell table:style-name="ce306"/>
          <table:table-cell table:style-name="ce218"/>
          <table:table-cell table:style-name="ce306"/>
          <table:table-cell table:style-name="ce218"/>
          <table:table-cell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8"/>
          <table:table-cell table:style-name="ce246"/>
          <table:table-cell table:style-name="ce246"/>
          <table:table-cell/>
          <table:table-cell/>
          <table:table-cell table:style-name="ce266"/>
          <table:table-cell table:style-name="ce276"/>
          <table:table-cell table:style-name="ce285"/>
          <table:table-cell table:style-name="ce292"/>
          <table:table-cell table:style-name="ce221"/>
          <table:table-cell table:style-name="ce297"/>
          <table:table-cell table:style-name="ce300"/>
          <table:table-cell table:style-name="ce218"/>
          <table:table-cell table:style-name="ce304"/>
          <table:table-cell table:style-name="ce307"/>
          <table:table-cell table:style-name="ce307"/>
          <table:table-cell table:style-name="ce218"/>
          <table:table-cell table:style-name="ce307"/>
          <table:table-cell table:style-name="ce218"/>
          <table:table-cell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7"/>
          <table:table-cell table:style-name="ce246"/>
          <table:table-cell table:style-name="ce246"/>
          <table:table-cell/>
          <table:table-cell/>
          <table:table-cell table:style-name="ce266"/>
          <table:table-cell table:style-name="ce275"/>
          <table:table-cell table:style-name="ce285"/>
          <table:table-cell table:style-name="ce292"/>
          <table:table-cell table:style-name="ce221"/>
          <table:table-cell table:style-name="ce296"/>
          <table:table-cell table:style-name="ce300"/>
          <table:table-cell table:style-name="ce218"/>
          <table:table-cell table:style-name="ce304"/>
          <table:table-cell table:style-name="ce307"/>
          <table:table-cell table:style-name="ce307"/>
          <table:table-cell table:style-name="ce218"/>
          <table:table-cell table:style-name="ce307"/>
          <table:table-cell table:style-name="ce218"/>
          <table:table-cell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8"/>
          <table:table-cell table:style-name="ce246"/>
          <table:table-cell table:style-name="ce246"/>
          <table:table-cell/>
          <table:table-cell/>
          <table:table-cell table:style-name="ce266"/>
          <table:table-cell table:style-name="ce276"/>
          <table:table-cell table:style-name="ce285"/>
          <table:table-cell table:style-name="ce292"/>
          <table:table-cell table:style-name="ce221"/>
          <table:table-cell table:style-name="ce297"/>
          <table:table-cell table:style-name="ce300"/>
          <table:table-cell table:style-name="ce218"/>
          <table:table-cell table:style-name="ce304"/>
          <table:table-cell table:style-name="ce307"/>
          <table:table-cell table:style-name="ce307"/>
          <table:table-cell table:style-name="ce218"/>
          <table:table-cell table:style-name="ce307"/>
          <table:table-cell table:style-name="ce218"/>
          <table:table-cell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7"/>
          <table:table-cell table:style-name="ce246"/>
          <table:table-cell table:style-name="ce246"/>
          <table:table-cell/>
          <table:table-cell/>
          <table:table-cell table:style-name="ce266"/>
          <table:table-cell table:style-name="ce275"/>
          <table:table-cell table:style-name="ce285"/>
          <table:table-cell table:style-name="ce292"/>
          <table:table-cell table:style-name="ce221"/>
          <table:table-cell table:style-name="ce296"/>
          <table:table-cell table:style-name="ce300"/>
          <table:table-cell table:style-name="ce218"/>
          <table:table-cell table:style-name="ce304"/>
          <table:table-cell table:style-name="ce307"/>
          <table:table-cell table:style-name="ce307"/>
          <table:table-cell table:style-name="ce218"/>
          <table:table-cell table:style-name="ce307"/>
          <table:table-cell table:style-name="ce218"/>
          <table:table-cell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8"/>
          <table:table-cell table:style-name="ce246"/>
          <table:table-cell table:style-name="ce246"/>
          <table:table-cell/>
          <table:table-cell/>
          <table:table-cell table:style-name="ce266"/>
          <table:table-cell table:style-name="ce276"/>
          <table:table-cell table:style-name="ce285"/>
          <table:table-cell table:style-name="ce292"/>
          <table:table-cell table:style-name="ce221"/>
          <table:table-cell table:style-name="ce297"/>
          <table:table-cell table:style-name="ce300"/>
          <table:table-cell table:style-name="ce218"/>
          <table:table-cell table:style-name="ce304"/>
          <table:table-cell table:style-name="ce307"/>
          <table:table-cell table:style-name="ce307"/>
          <table:table-cell table:style-name="ce218"/>
          <table:table-cell table:style-name="ce307"/>
          <table:table-cell table:style-name="ce218"/>
          <table:table-cell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7"/>
          <table:table-cell table:style-name="ce246"/>
          <table:table-cell table:style-name="ce234"/>
          <table:table-cell/>
          <table:table-cell/>
          <table:table-cell table:style-name="ce266"/>
          <table:table-cell table:style-name="ce275"/>
          <table:table-cell table:style-name="ce218"/>
          <table:table-cell table:style-name="ce292"/>
          <table:table-cell table:style-name="ce221"/>
          <table:table-cell table:style-name="ce296"/>
          <table:table-cell table:style-name="ce300"/>
          <table:table-cell table:style-name="ce218"/>
          <table:table-cell table:style-name="ce234"/>
          <table:table-cell table:style-name="ce234"/>
          <table:table-cell table:style-name="ce234"/>
          <table:table-cell table:style-name="ce218"/>
          <table:table-cell table:style-name="ce234"/>
          <table:table-cell table:style-name="ce218"/>
          <table:table-cell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8"/>
          <table:table-cell table:style-name="ce246"/>
          <table:table-cell table:style-name="ce234"/>
          <table:table-cell/>
          <table:table-cell/>
          <table:table-cell table:style-name="ce266"/>
          <table:table-cell table:style-name="ce276"/>
          <table:table-cell table:style-name="ce218"/>
          <table:table-cell table:style-name="ce292"/>
          <table:table-cell table:style-name="ce221"/>
          <table:table-cell table:style-name="ce297"/>
          <table:table-cell table:style-name="ce300"/>
          <table:table-cell table:style-name="ce218"/>
          <table:table-cell table:style-name="ce234"/>
          <table:table-cell table:style-name="ce234"/>
          <table:table-cell table:style-name="ce234"/>
          <table:table-cell table:style-name="ce218"/>
          <table:table-cell table:style-name="ce234"/>
          <table:table-cell table:style-name="ce218"/>
          <table:table-cell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7"/>
          <table:table-cell table:style-name="ce246"/>
          <table:table-cell table:style-name="ce246"/>
          <table:table-cell/>
          <table:table-cell/>
          <table:table-cell table:style-name="ce266"/>
          <table:table-cell table:style-name="ce275"/>
          <table:table-cell table:style-name="ce285"/>
          <table:table-cell table:style-name="ce292"/>
          <table:table-cell table:style-name="ce221"/>
          <table:table-cell table:style-name="ce296"/>
          <table:table-cell table:style-name="ce300"/>
          <table:table-cell table:style-name="ce218"/>
          <table:table-cell table:style-name="ce304"/>
          <table:table-cell table:style-name="ce307"/>
          <table:table-cell table:style-name="ce307"/>
          <table:table-cell table:style-name="ce218"/>
          <table:table-cell table:style-name="ce307"/>
          <table:table-cell table:style-name="ce218"/>
          <table:table-cell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8"/>
          <table:table-cell table:style-name="ce246"/>
          <table:table-cell table:style-name="ce234"/>
          <table:table-cell/>
          <table:table-cell/>
          <table:table-cell table:style-name="ce266"/>
          <table:table-cell table:style-name="ce276"/>
          <table:table-cell table:style-name="ce218"/>
          <table:table-cell table:style-name="ce292"/>
          <table:table-cell table:style-name="ce221"/>
          <table:table-cell table:style-name="ce297"/>
          <table:table-cell table:style-name="ce300"/>
          <table:table-cell table:style-name="ce218"/>
          <table:table-cell table:style-name="ce234"/>
          <table:table-cell table:style-name="ce234"/>
          <table:table-cell table:style-name="ce234"/>
          <table:table-cell table:style-name="ce218"/>
          <table:table-cell table:style-name="ce234"/>
          <table:table-cell table:style-name="ce218"/>
          <table:table-cell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7"/>
          <table:table-cell table:style-name="ce246"/>
          <table:table-cell table:style-name="ce246"/>
          <table:table-cell/>
          <table:table-cell/>
          <table:table-cell table:style-name="ce266"/>
          <table:table-cell table:style-name="ce275"/>
          <table:table-cell table:style-name="ce285"/>
          <table:table-cell table:style-name="ce292"/>
          <table:table-cell table:style-name="ce221"/>
          <table:table-cell table:style-name="ce296"/>
          <table:table-cell table:style-name="ce300"/>
          <table:table-cell table:style-name="ce218"/>
          <table:table-cell table:style-name="ce304"/>
          <table:table-cell table:style-name="ce307"/>
          <table:table-cell table:style-name="ce307"/>
          <table:table-cell table:style-name="ce218"/>
          <table:table-cell table:style-name="ce307"/>
          <table:table-cell table:style-name="ce218"/>
          <table:table-cell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8"/>
          <table:table-cell table:style-name="ce246"/>
          <table:table-cell table:style-name="ce246"/>
          <table:table-cell/>
          <table:table-cell/>
          <table:table-cell table:style-name="ce266"/>
          <table:table-cell table:style-name="ce276"/>
          <table:table-cell table:style-name="ce285"/>
          <table:table-cell table:style-name="ce292"/>
          <table:table-cell table:style-name="ce221"/>
          <table:table-cell table:style-name="ce297"/>
          <table:table-cell table:style-name="ce300"/>
          <table:table-cell table:style-name="ce218"/>
          <table:table-cell table:style-name="ce304"/>
          <table:table-cell table:style-name="ce307"/>
          <table:table-cell table:style-name="ce307"/>
          <table:table-cell table:style-name="ce218"/>
          <table:table-cell table:style-name="ce307"/>
          <table:table-cell table:style-name="ce218"/>
          <table:table-cell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7"/>
          <table:table-cell table:style-name="ce246"/>
          <table:table-cell table:style-name="ce234"/>
          <table:table-cell/>
          <table:table-cell/>
          <table:table-cell table:style-name="ce266"/>
          <table:table-cell table:style-name="ce275"/>
          <table:table-cell table:style-name="ce218"/>
          <table:table-cell table:style-name="ce292"/>
          <table:table-cell table:style-name="ce221"/>
          <table:table-cell table:style-name="ce296"/>
          <table:table-cell table:style-name="ce300"/>
          <table:table-cell table:style-name="ce218"/>
          <table:table-cell table:style-name="ce234"/>
          <table:table-cell table:style-name="ce234"/>
          <table:table-cell table:style-name="ce234"/>
          <table:table-cell table:style-name="ce218"/>
          <table:table-cell table:style-name="ce234"/>
          <table:table-cell table:style-name="ce218"/>
          <table:table-cell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8"/>
          <table:table-cell table:style-name="ce246"/>
          <table:table-cell table:style-name="ce234"/>
          <table:table-cell/>
          <table:table-cell/>
          <table:table-cell table:style-name="ce266"/>
          <table:table-cell table:style-name="ce276"/>
          <table:table-cell table:style-name="ce218"/>
          <table:table-cell table:style-name="ce292"/>
          <table:table-cell table:style-name="ce221"/>
          <table:table-cell table:style-name="ce297"/>
          <table:table-cell table:style-name="ce300"/>
          <table:table-cell table:style-name="ce218"/>
          <table:table-cell table:style-name="ce234"/>
          <table:table-cell table:style-name="ce234"/>
          <table:table-cell table:style-name="ce234"/>
          <table:table-cell table:style-name="ce218"/>
          <table:table-cell table:style-name="ce234"/>
          <table:table-cell table:style-name="ce218"/>
          <table:table-cell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7"/>
          <table:table-cell table:style-name="ce246"/>
          <table:table-cell table:style-name="ce234"/>
          <table:table-cell/>
          <table:table-cell/>
          <table:table-cell table:style-name="ce266"/>
          <table:table-cell table:style-name="ce275"/>
          <table:table-cell table:style-name="ce218"/>
          <table:table-cell table:style-name="ce292"/>
          <table:table-cell table:style-name="ce221"/>
          <table:table-cell table:style-name="ce296"/>
          <table:table-cell table:style-name="ce300"/>
          <table:table-cell table:style-name="ce218"/>
          <table:table-cell table:style-name="ce234"/>
          <table:table-cell table:style-name="ce234"/>
          <table:table-cell table:style-name="ce234"/>
          <table:table-cell table:style-name="ce218"/>
          <table:table-cell table:style-name="ce234"/>
          <table:table-cell table:style-name="ce218"/>
          <table:table-cell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8"/>
          <table:table-cell table:style-name="ce246"/>
          <table:table-cell table:style-name="ce246"/>
          <table:table-cell/>
          <table:table-cell/>
          <table:table-cell table:style-name="ce266"/>
          <table:table-cell table:style-name="ce276"/>
          <table:table-cell table:style-name="ce285"/>
          <table:table-cell table:style-name="ce292"/>
          <table:table-cell table:style-name="ce221"/>
          <table:table-cell table:style-name="ce297"/>
          <table:table-cell table:style-name="ce300"/>
          <table:table-cell table:style-name="ce218"/>
          <table:table-cell table:style-name="ce304"/>
          <table:table-cell table:style-name="ce307"/>
          <table:table-cell table:style-name="ce307"/>
          <table:table-cell table:style-name="ce218"/>
          <table:table-cell table:style-name="ce307"/>
          <table:table-cell table:style-name="ce218"/>
          <table:table-cell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7"/>
          <table:table-cell table:style-name="ce246"/>
          <table:table-cell table:style-name="ce234"/>
          <table:table-cell/>
          <table:table-cell/>
          <table:table-cell table:style-name="ce266"/>
          <table:table-cell table:style-name="ce275"/>
          <table:table-cell table:style-name="ce218"/>
          <table:table-cell table:style-name="ce292"/>
          <table:table-cell table:style-name="ce221"/>
          <table:table-cell table:style-name="ce296"/>
          <table:table-cell table:style-name="ce300"/>
          <table:table-cell table:style-name="ce218"/>
          <table:table-cell table:style-name="ce234"/>
          <table:table-cell table:style-name="ce234"/>
          <table:table-cell table:style-name="ce234"/>
          <table:table-cell table:style-name="ce218"/>
          <table:table-cell table:style-name="ce234"/>
          <table:table-cell table:style-name="ce218"/>
          <table:table-cell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8"/>
          <table:table-cell table:style-name="ce246"/>
          <table:table-cell table:style-name="ce234"/>
          <table:table-cell/>
          <table:table-cell/>
          <table:table-cell table:style-name="ce266"/>
          <table:table-cell table:style-name="ce276"/>
          <table:table-cell table:style-name="ce218"/>
          <table:table-cell table:style-name="ce292"/>
          <table:table-cell table:style-name="ce221"/>
          <table:table-cell table:style-name="ce297"/>
          <table:table-cell table:style-name="ce300"/>
          <table:table-cell table:style-name="ce218"/>
          <table:table-cell table:style-name="ce234"/>
          <table:table-cell table:style-name="ce234"/>
          <table:table-cell table:style-name="ce234"/>
          <table:table-cell table:style-name="ce218"/>
          <table:table-cell table:style-name="ce234"/>
          <table:table-cell table:style-name="ce218"/>
          <table:table-cell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7"/>
          <table:table-cell table:style-name="ce246"/>
          <table:table-cell table:style-name="ce246"/>
          <table:table-cell/>
          <table:table-cell/>
          <table:table-cell table:style-name="ce266"/>
          <table:table-cell table:style-name="ce275"/>
          <table:table-cell table:style-name="ce285"/>
          <table:table-cell table:style-name="ce292"/>
          <table:table-cell table:style-name="ce221"/>
          <table:table-cell table:style-name="ce296"/>
          <table:table-cell table:style-name="ce300"/>
          <table:table-cell table:style-name="ce218"/>
          <table:table-cell table:style-name="ce304"/>
          <table:table-cell table:style-name="ce307"/>
          <table:table-cell table:style-name="ce307"/>
          <table:table-cell table:style-name="ce218"/>
          <table:table-cell table:style-name="ce307"/>
          <table:table-cell table:style-name="ce218"/>
          <table:table-cell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8"/>
          <table:table-cell table:style-name="ce246"/>
          <table:table-cell table:style-name="ce246"/>
          <table:table-cell/>
          <table:table-cell/>
          <table:table-cell table:style-name="ce266"/>
          <table:table-cell table:style-name="ce276"/>
          <table:table-cell table:style-name="ce285"/>
          <table:table-cell table:style-name="ce292"/>
          <table:table-cell table:style-name="ce221"/>
          <table:table-cell table:style-name="ce297"/>
          <table:table-cell table:style-name="ce300"/>
          <table:table-cell table:style-name="ce218"/>
          <table:table-cell table:style-name="ce304"/>
          <table:table-cell table:style-name="ce307"/>
          <table:table-cell table:style-name="ce307"/>
          <table:table-cell table:style-name="ce218"/>
          <table:table-cell table:style-name="ce307"/>
          <table:table-cell table:style-name="ce218"/>
          <table:table-cell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7"/>
          <table:table-cell table:style-name="ce246"/>
          <table:table-cell table:style-name="ce246"/>
          <table:table-cell/>
          <table:table-cell/>
          <table:table-cell table:style-name="ce266"/>
          <table:table-cell table:style-name="ce275"/>
          <table:table-cell table:style-name="ce285"/>
          <table:table-cell table:style-name="ce292"/>
          <table:table-cell table:style-name="ce221"/>
          <table:table-cell table:style-name="ce296"/>
          <table:table-cell table:style-name="ce300"/>
          <table:table-cell table:style-name="ce218"/>
          <table:table-cell table:style-name="ce304"/>
          <table:table-cell table:style-name="ce307"/>
          <table:table-cell table:style-name="ce307"/>
          <table:table-cell table:style-name="ce218"/>
          <table:table-cell table:style-name="ce307"/>
          <table:table-cell table:style-name="ce218"/>
          <table:table-cell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8"/>
          <table:table-cell table:style-name="ce246"/>
          <table:table-cell table:style-name="ce246"/>
          <table:table-cell/>
          <table:table-cell/>
          <table:table-cell table:style-name="ce266"/>
          <table:table-cell table:style-name="ce276"/>
          <table:table-cell table:style-name="ce285"/>
          <table:table-cell table:style-name="ce292"/>
          <table:table-cell table:style-name="ce221"/>
          <table:table-cell table:style-name="ce297"/>
          <table:table-cell table:style-name="ce300"/>
          <table:table-cell table:style-name="ce218"/>
          <table:table-cell table:style-name="ce304"/>
          <table:table-cell table:style-name="ce307"/>
          <table:table-cell table:style-name="ce307"/>
          <table:table-cell table:style-name="ce218"/>
          <table:table-cell table:style-name="ce307"/>
          <table:table-cell table:style-name="ce218"/>
          <table:table-cell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7"/>
          <table:table-cell table:style-name="ce246"/>
          <table:table-cell table:style-name="ce246"/>
          <table:table-cell/>
          <table:table-cell/>
          <table:table-cell table:style-name="ce266"/>
          <table:table-cell table:style-name="ce275"/>
          <table:table-cell table:style-name="ce285"/>
          <table:table-cell table:style-name="ce292"/>
          <table:table-cell table:style-name="ce221"/>
          <table:table-cell table:style-name="ce296"/>
          <table:table-cell table:style-name="ce300"/>
          <table:table-cell table:style-name="ce218"/>
          <table:table-cell table:style-name="ce304"/>
          <table:table-cell table:style-name="ce307"/>
          <table:table-cell table:style-name="ce307"/>
          <table:table-cell table:style-name="ce218"/>
          <table:table-cell table:style-name="ce307"/>
          <table:table-cell table:style-name="ce218"/>
          <table:table-cell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8"/>
          <table:table-cell table:style-name="ce246"/>
          <table:table-cell table:style-name="ce246"/>
          <table:table-cell/>
          <table:table-cell/>
          <table:table-cell table:style-name="ce266"/>
          <table:table-cell table:style-name="ce276"/>
          <table:table-cell table:style-name="ce285"/>
          <table:table-cell table:style-name="ce292"/>
          <table:table-cell table:style-name="ce221"/>
          <table:table-cell table:style-name="ce297"/>
          <table:table-cell table:style-name="ce300"/>
          <table:table-cell table:style-name="ce218"/>
          <table:table-cell table:style-name="ce304"/>
          <table:table-cell table:style-name="ce307"/>
          <table:table-cell table:style-name="ce307"/>
          <table:table-cell table:style-name="ce218"/>
          <table:table-cell table:style-name="ce307"/>
          <table:table-cell table:style-name="ce218"/>
          <table:table-cell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7"/>
          <table:table-cell table:style-name="ce246"/>
          <table:table-cell table:style-name="ce246"/>
          <table:table-cell/>
          <table:table-cell/>
          <table:table-cell table:style-name="ce266"/>
          <table:table-cell table:style-name="ce275"/>
          <table:table-cell table:style-name="ce285"/>
          <table:table-cell table:style-name="ce292"/>
          <table:table-cell table:style-name="ce221"/>
          <table:table-cell table:style-name="ce296"/>
          <table:table-cell table:style-name="ce300"/>
          <table:table-cell table:style-name="ce218"/>
          <table:table-cell table:style-name="ce304"/>
          <table:table-cell table:style-name="ce307"/>
          <table:table-cell table:style-name="ce307"/>
          <table:table-cell table:style-name="ce218"/>
          <table:table-cell table:style-name="ce307"/>
          <table:table-cell table:style-name="ce218"/>
          <table:table-cell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8"/>
          <table:table-cell table:style-name="ce246"/>
          <table:table-cell table:style-name="ce246"/>
          <table:table-cell/>
          <table:table-cell/>
          <table:table-cell table:style-name="ce266"/>
          <table:table-cell table:style-name="ce276"/>
          <table:table-cell table:style-name="ce285"/>
          <table:table-cell table:style-name="ce292"/>
          <table:table-cell table:style-name="ce221"/>
          <table:table-cell table:style-name="ce297"/>
          <table:table-cell table:style-name="ce300"/>
          <table:table-cell table:style-name="ce218"/>
          <table:table-cell table:style-name="ce304"/>
          <table:table-cell table:style-name="ce307"/>
          <table:table-cell table:style-name="ce307"/>
          <table:table-cell table:style-name="ce218"/>
          <table:table-cell table:style-name="ce307"/>
          <table:table-cell table:style-name="ce218"/>
          <table:table-cell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7"/>
          <table:table-cell table:style-name="ce246"/>
          <table:table-cell table:style-name="ce246"/>
          <table:table-cell/>
          <table:table-cell/>
          <table:table-cell table:style-name="ce266"/>
          <table:table-cell table:style-name="ce275"/>
          <table:table-cell table:style-name="ce285"/>
          <table:table-cell table:style-name="ce292"/>
          <table:table-cell table:style-name="ce221"/>
          <table:table-cell table:style-name="ce296"/>
          <table:table-cell table:style-name="ce300"/>
          <table:table-cell table:style-name="ce218"/>
          <table:table-cell table:style-name="ce304"/>
          <table:table-cell table:style-name="ce307"/>
          <table:table-cell table:style-name="ce307"/>
          <table:table-cell table:style-name="ce218"/>
          <table:table-cell table:style-name="ce307"/>
          <table:table-cell table:style-name="ce218"/>
          <table:table-cell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8"/>
          <table:table-cell table:style-name="ce246"/>
          <table:table-cell table:style-name="ce246"/>
          <table:table-cell/>
          <table:table-cell/>
          <table:table-cell table:style-name="ce266"/>
          <table:table-cell table:style-name="ce276"/>
          <table:table-cell table:style-name="ce285"/>
          <table:table-cell table:style-name="ce292"/>
          <table:table-cell table:style-name="ce221"/>
          <table:table-cell table:style-name="ce297"/>
          <table:table-cell table:style-name="ce300"/>
          <table:table-cell table:style-name="ce218"/>
          <table:table-cell table:style-name="ce304"/>
          <table:table-cell table:style-name="ce307"/>
          <table:table-cell table:style-name="ce307"/>
          <table:table-cell table:style-name="ce218"/>
          <table:table-cell table:style-name="ce307"/>
          <table:table-cell table:style-name="ce218"/>
          <table:table-cell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7"/>
          <table:table-cell table:style-name="ce246"/>
          <table:table-cell table:style-name="ce246"/>
          <table:table-cell/>
          <table:table-cell/>
          <table:table-cell table:style-name="ce266"/>
          <table:table-cell table:style-name="ce275"/>
          <table:table-cell table:style-name="ce285"/>
          <table:table-cell table:style-name="ce292"/>
          <table:table-cell table:style-name="ce221"/>
          <table:table-cell table:style-name="ce296"/>
          <table:table-cell table:style-name="ce300"/>
          <table:table-cell table:style-name="ce218"/>
          <table:table-cell table:style-name="ce304"/>
          <table:table-cell table:style-name="ce307"/>
          <table:table-cell table:style-name="ce307"/>
          <table:table-cell table:style-name="ce218"/>
          <table:table-cell table:style-name="ce307"/>
          <table:table-cell table:style-name="ce218"/>
          <table:table-cell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8"/>
          <table:table-cell table:style-name="ce246"/>
          <table:table-cell table:style-name="ce246"/>
          <table:table-cell/>
          <table:table-cell/>
          <table:table-cell table:style-name="ce266"/>
          <table:table-cell table:style-name="ce276"/>
          <table:table-cell table:style-name="ce285"/>
          <table:table-cell table:style-name="ce292"/>
          <table:table-cell table:style-name="ce221"/>
          <table:table-cell table:style-name="ce297"/>
          <table:table-cell table:style-name="ce300"/>
          <table:table-cell table:style-name="ce218"/>
          <table:table-cell table:style-name="ce304"/>
          <table:table-cell table:style-name="ce307"/>
          <table:table-cell table:style-name="ce307"/>
          <table:table-cell table:style-name="ce218"/>
          <table:table-cell table:style-name="ce307"/>
          <table:table-cell table:style-name="ce218"/>
          <table:table-cell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7"/>
          <table:table-cell table:style-name="ce246"/>
          <table:table-cell table:style-name="ce246"/>
          <table:table-cell/>
          <table:table-cell/>
          <table:table-cell table:style-name="ce266"/>
          <table:table-cell table:style-name="ce275"/>
          <table:table-cell table:style-name="ce285"/>
          <table:table-cell table:style-name="ce292"/>
          <table:table-cell table:style-name="ce221"/>
          <table:table-cell table:style-name="ce296"/>
          <table:table-cell table:style-name="ce300"/>
          <table:table-cell table:style-name="ce218"/>
          <table:table-cell table:style-name="ce304"/>
          <table:table-cell table:style-name="ce307"/>
          <table:table-cell table:style-name="ce307"/>
          <table:table-cell table:style-name="ce218"/>
          <table:table-cell table:style-name="ce307"/>
          <table:table-cell table:style-name="ce218"/>
          <table:table-cell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8"/>
          <table:table-cell table:style-name="ce246"/>
          <table:table-cell table:style-name="ce246"/>
          <table:table-cell/>
          <table:table-cell/>
          <table:table-cell table:style-name="ce266"/>
          <table:table-cell table:style-name="ce276"/>
          <table:table-cell table:style-name="ce285"/>
          <table:table-cell table:style-name="ce292"/>
          <table:table-cell table:style-name="ce221"/>
          <table:table-cell table:style-name="ce297"/>
          <table:table-cell table:style-name="ce300"/>
          <table:table-cell table:style-name="ce218"/>
          <table:table-cell table:style-name="ce304"/>
          <table:table-cell table:style-name="ce307"/>
          <table:table-cell table:style-name="ce307"/>
          <table:table-cell table:style-name="ce218"/>
          <table:table-cell table:style-name="ce307"/>
          <table:table-cell table:style-name="ce218"/>
          <table:table-cell/>
        </table:table-row>
        <table:table-row table:style-name="ro2">
          <table:table-cell table:style-name="ce216"/>
          <table:table-cell table:style-name="ce221"/>
          <table:table-cell table:style-name="ce234"/>
          <table:table-cell table:style-name="ce237"/>
          <table:table-cell table:style-name="ce246"/>
          <table:table-cell table:style-name="ce246"/>
          <table:table-cell/>
          <table:table-cell/>
          <table:table-cell table:style-name="ce266"/>
          <table:table-cell table:style-name="ce275"/>
          <table:table-cell table:style-name="ce285"/>
          <table:table-cell table:style-name="ce292"/>
          <table:table-cell table:style-name="ce221"/>
          <table:table-cell table:style-name="ce296"/>
          <table:table-cell table:style-name="ce300"/>
          <table:table-cell table:style-name="ce218"/>
          <table:table-cell table:style-name="ce304"/>
          <table:table-cell table:style-name="ce307"/>
          <table:table-cell table:style-name="ce307"/>
          <table:table-cell table:style-name="ce218"/>
          <table:table-cell table:style-name="ce307"/>
          <table:table-cell table:style-name="ce218"/>
          <table:table-cell/>
        </table:table-row>
        <table:table-row table:style-name="ro2">
          <table:table-cell table:style-name="ce216"/>
          <table:table-cell table:style-name="ce221"/>
          <table:table-cell table:style-name="ce233"/>
          <table:table-cell table:style-name="ce238"/>
          <table:table-cell table:style-name="ce246"/>
          <table:table-cell table:style-name="ce233"/>
          <table:table-cell/>
          <table:table-cell/>
          <table:table-cell table:style-name="ce266"/>
          <table:table-cell table:style-name="ce276"/>
          <table:table-cell table:style-name="ce218"/>
          <table:table-cell table:style-name="ce292"/>
          <table:table-cell table:style-name="ce221"/>
          <table:table-cell table:style-name="ce297"/>
          <table:table-cell table:style-name="ce300"/>
          <table:table-cell table:style-name="ce218"/>
          <table:table-cell table:style-name="ce233"/>
          <table:table-cell table:style-name="ce233"/>
          <table:table-cell table:style-name="ce233"/>
          <table:table-cell table:style-name="ce218"/>
          <table:table-cell table:style-name="ce233"/>
          <table:table-cell table:style-name="ce218"/>
          <table:table-cell/>
        </table:table-row>
        <table:table-row table:style-name="ro2">
          <table:table-cell table:style-name="ce218"/>
          <table:table-cell table:style-name="ce218"/>
          <table:table-cell table:style-name="ce235"/>
          <table:table-cell table:style-name="ce218"/>
          <table:table-cell table:style-name="ce218"/>
          <table:table-cell table:style-name="ce218"/>
          <table:table-cell/>
          <table:table-cell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/>
        </table:table-row>
        <table:table-row table:style-name="ro2">
          <table:table-cell table:style-name="ce218"/>
          <table:table-cell table:style-name="ce218"/>
          <table:table-cell table:style-name="ce235"/>
          <table:table-cell table:style-name="ce218"/>
          <table:table-cell table:style-name="ce218"/>
          <table:table-cell table:style-name="ce218"/>
          <table:table-cell/>
          <table:table-cell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/>
        </table:table-row>
        <table:table-row table:style-name="ro2">
          <table:table-cell table:style-name="ce218"/>
          <table:table-cell table:style-name="ce218"/>
          <table:table-cell table:style-name="ce235"/>
          <table:table-cell table:style-name="ce218"/>
          <table:table-cell table:style-name="ce218"/>
          <table:table-cell table:style-name="ce218"/>
          <table:table-cell/>
          <table:table-cell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18"/>
          <table:table-cell table:style-name="ce218"/>
          <table:table-cell table:style-name="ce235"/>
          <table:table-cell table:style-name="ce218"/>
          <table:table-cell table:style-name="ce218"/>
          <table:table-cell table:style-name="ce218"/>
          <table:table-cell/>
          <table:table-cell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18"/>
          <table:table-cell table:style-name="ce218"/>
          <table:table-cell table:style-name="ce235"/>
          <table:table-cell table:style-name="ce218"/>
          <table:table-cell table:style-name="ce218"/>
          <table:table-cell table:style-name="ce218"/>
          <table:table-cell/>
          <table:table-cell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18"/>
          <table:table-cell table:style-name="ce218"/>
          <table:table-cell table:style-name="ce235"/>
          <table:table-cell table:style-name="ce218"/>
          <table:table-cell table:style-name="ce218"/>
          <table:table-cell table:style-name="ce218"/>
          <table:table-cell/>
          <table:table-cell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18"/>
          <table:table-cell table:style-name="ce218"/>
          <table:table-cell table:style-name="ce235"/>
          <table:table-cell table:style-name="ce218"/>
          <table:table-cell table:style-name="ce218"/>
          <table:table-cell table:style-name="ce218"/>
          <table:table-cell/>
          <table:table-cell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18"/>
          <table:table-cell table:style-name="ce218"/>
          <table:table-cell table:style-name="ce235"/>
          <table:table-cell table:style-name="ce218"/>
          <table:table-cell table:style-name="ce218"/>
          <table:table-cell table:style-name="ce218"/>
          <table:table-cell/>
          <table:table-cell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18"/>
          <table:table-cell table:style-name="ce218"/>
          <table:table-cell table:style-name="ce235"/>
          <table:table-cell table:style-name="ce218"/>
          <table:table-cell table:style-name="ce218"/>
          <table:table-cell table:style-name="ce218"/>
          <table:table-cell/>
          <table:table-cell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18"/>
          <table:table-cell table:style-name="ce218"/>
          <table:table-cell table:style-name="ce235"/>
          <table:table-cell table:style-name="ce218"/>
          <table:table-cell table:style-name="ce218"/>
          <table:table-cell table:style-name="ce218"/>
          <table:table-cell/>
          <table:table-cell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18"/>
          <table:table-cell table:style-name="ce218"/>
          <table:table-cell table:style-name="ce235"/>
          <table:table-cell table:style-name="ce218"/>
          <table:table-cell table:style-name="ce218"/>
          <table:table-cell table:style-name="ce218"/>
          <table:table-cell/>
          <table:table-cell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18"/>
          <table:table-cell table:style-name="ce218"/>
          <table:table-cell table:style-name="ce235"/>
          <table:table-cell table:style-name="ce218"/>
          <table:table-cell table:style-name="ce218"/>
          <table:table-cell table:style-name="ce218"/>
          <table:table-cell/>
          <table:table-cell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18"/>
          <table:table-cell table:style-name="ce218"/>
          <table:table-cell table:style-name="ce235"/>
          <table:table-cell table:style-name="ce218"/>
          <table:table-cell table:style-name="ce218"/>
          <table:table-cell table:style-name="ce218"/>
          <table:table-cell/>
          <table:table-cell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18"/>
          <table:table-cell table:style-name="ce218"/>
          <table:table-cell table:style-name="ce235"/>
          <table:table-cell table:style-name="ce218"/>
          <table:table-cell table:style-name="ce218"/>
          <table:table-cell table:style-name="ce218"/>
          <table:table-cell/>
          <table:table-cell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18"/>
          <table:table-cell table:style-name="ce218"/>
          <table:table-cell table:style-name="ce235"/>
          <table:table-cell table:style-name="ce218"/>
          <table:table-cell table:style-name="ce218"/>
          <table:table-cell table:style-name="ce218"/>
          <table:table-cell/>
          <table:table-cell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 table:style-name="ce218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/00/0000</text:date>, <text:time style:data-style-name="N2" text:time-value="11:41:55.3797969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09-17T22:49:56.758518</dc:date>
    <meta:editing-duration>P1DT3H46M25S</meta:editing-duration>
    <meta:editing-cycles>76</meta:editing-cycles>
    <meta:generator>http://pypi.python.org/pypi/ezodf/0.1.0$Python3.8.10 (default, Jun  2 2021, 10:49:15) 
[GCC 9.4.0]</meta:generator>
    <meta:document-statistic meta:table-count="4" meta:cell-count="321" meta:object-count="0"/>
  </office:meta>
</office:document-meta>
</file>